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5b7" officeooo:paragraph-rsid="000475b7"/>
    </style:style>
    <style:style style:name="P2" style:family="paragraph" style:parent-style-name="Standard">
      <style:text-properties officeooo:paragraph-rsid="00098fba"/>
    </style:style>
    <style:style style:name="T1" style:family="text">
      <style:text-properties fo:font-weight="bold" style:font-weight-asian="bold" style:font-weight-complex="bold"/>
    </style:style>
    <style:style style:name="T2" style:family="text">
      <style:text-properties fo:font-variant="normal" fo:text-transform="none" fo:color="#222222" style:font-name="arial"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color="#222222" style:font-name="arial" fo:font-size="11pt" fo:letter-spacing="normal" fo:font-style="normal" fo:font-weight="normal" officeooo:rsid="000c2188" style:font-size-asian="11pt" style:font-weight-asian="normal" style:font-size-complex="11pt" style:font-weight-complex="normal"/>
    </style:style>
    <style:style style:name="T4" style:family="text">
      <style:text-properties fo:font-variant="normal" fo:text-transform="none" fo:color="#222222" style:font-name="arial" fo:font-size="11pt" fo:letter-spacing="normal" fo:font-style="normal" fo:font-weight="normal" officeooo:rsid="000f8d11" style:font-size-asian="11pt" style:font-weight-asian="normal" style:font-size-complex="11pt" style:font-weight-complex="normal"/>
    </style:style>
    <style:style style:name="T5" style:family="text">
      <style:text-properties fo:font-variant="normal" fo:text-transform="none" fo:color="#222222" fo:font-size="11pt" fo:letter-spacing="normal" fo:font-weight="normal" style:font-size-asian="11pt" style:font-weight-asian="normal" style:font-size-complex="11pt" style:font-weight-complex="normal"/>
    </style:style>
    <style:style style:name="T6" style:family="text">
      <style:text-properties fo:font-variant="normal" fo:text-transform="none" fo:color="#222222" fo:font-size="11pt" fo:letter-spacing="normal" fo:font-weight="normal" officeooo:rsid="00098fba" style:font-size-asian="11pt" style:font-weight-asian="normal" style:font-size-complex="11pt" style:font-weight-complex="normal"/>
    </style:style>
    <style:style style:name="T7" style:family="text">
      <style:text-properties officeooo:rsid="000475b7"/>
    </style:style>
    <style:style style:name="T8" style:family="text">
      <style:text-properties officeooo:rsid="000db0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URPOSE AND DESCRIPTION</text:span></text:p>
      <text:p text:style-name="P1"/>
      <text:p text:style-name="P1">The purpose of this project is to analyse the relationship between the different heads of the stock market which consist of mainly:-</text:p>
      <text:p text:style-name="P1"><text:s text:c="14"/>1)Company</text:p>
      <text:p text:style-name="P1"><text:s text:c="14"/>2)Stock</text:p>
      <text:p text:style-name="P1"><text:s text:c="14"/>3)Exchange</text:p>
      <text:p text:style-name="P1"><text:s text:c="14"/></text:p>
      <text:p text:style-name="P1"><text:s text:c="14"/>Company names are enlisted in this project <text:s/>which have 1)different Sectors.</text:p>
      <text:p text:style-name="P1"><text:s text:c="104"/>2)different Industries.</text:p>
      <text:p text:style-name="P1"><text:s text:c="69"/></text:p>
      <text:p text:style-name="P1"><text:s text:c="14"/>As companies exist, each company will have atleast one Stock.Here, in this assignment each company has one Stock.</text:p>
      <text:p text:style-name="P1"><text:s text:c="14"/></text:p>
      <text:p text:style-name="P1"><text:s text:c="14"/>As Stocks exist, exchange will be required to trade the stock. Here two exchange names are mentioned under which atleast one stock of each company is enlisted. Otherwise, each exchange have more than one stock.</text:p>
      <text:p text:style-name="P1"><text:s text:c="14"/></text:p>
      <text:p text:style-name="P2"><text:span text:style-name="T7"><text:s text:c="14"/>Another important information is provided here is company financials based on each of the indivdual company for some particular dates. Company financials are things which carry some meaningful measures of company about the stock including equity paid,net sales, PAT(Profit after tax), PBIDT(</text:span><text:span text:style-name="T4">Profit before interest and taxes</text:span><text:span text:style-name="T7">), Debt equity ratio, PBIDTM percentage(</text:span><text:span text:style-name="T6">(adjusted gross profit + interest/sales)*100</text:span><text:span text:style-name="T7">).</text:span></text:p>
      <text:p text:style-name="P1"><text:s text:c="14"/></text:p>
      <text:p text:style-name="P1"><text:s text:c="14"/>Another important thing we need to <text:s/>discuss here in context of each Stock of each Company making trade in some exchange is Price.This carry details for each Stock for a particular date like the 'Open', 'High', '<text:span text:style-name="T8">Low</text:span>', 'Close', 'Last' price and Total trade quantity i.e <text:span text:style-name="T8">number</text:span> of trades on that day and Turnover(in some amounts) i.e measure of stock liquidity (calculated by dividing the total no. of shares traded over a period by average number of shares outstanding for a period). <text:s text:c="55"/></text:p>
      <text:p text:style-name="P1"><text:s text:c="14"/></text:p>
      <text:p text:style-name="P1"/>
      <text:p text:style-name="P1">##<text:span text:style-name="T1">Development Platform</text:span></text:p>
      <text:p text:style-name="P1"/>
      <text:p text:style-name="P1">OS : linux</text:p>
      <text:p text:style-name="P1">language : python</text:p>
      <text:p text:style-name="P1">libraries : pandas, sqlalchemy, quandl, datetime.</text:p>
      <text:p text:style-name="P1">rdbms : sqlite3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5:53:16.535775403</meta:creation-date>
    <dc:date>2018-01-08T22:14:15.670439931</dc:date>
    <meta:editing-duration>PT43M45S</meta:editing-duration>
    <meta:editing-cycles>9</meta:editing-cycles>
    <meta:generator>LibreOffice/5.1.6.2$Linux_X86_64 LibreOffice_project/10m0$Build-2</meta:generator>
    <meta:document-statistic meta:table-count="0" meta:image-count="0" meta:object-count="0" meta:page-count="1" meta:paragraph-count="22" meta:word-count="247" meta:character-count="2020" meta:non-whitespace-character-count="1374"/>
  </office:meta>
</office:document-meta>
</file>